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Search results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in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Log off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Url test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Parse home links and check them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Share tes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Filter search resul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Contact us 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Edit contact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Name La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 contact website</text:p>
          </table:table-cell>
          <table:table-cell office:value-type="string" calcext:value-type="string">
            <text:p>Можно добавить сюда разные доменные зоны</text:p>
          </table:table-cell>
          <table:table-cell/>
        </table:table-row>
        <table:table-row table:style-name="ro1">
          <table:table-cell office:value-type="string" calcext:value-type="string">
            <text:p>About page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n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OutTes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Go to about pag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mage test ca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gger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lure repor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0:03:57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1-10-14T10:04:11.647000000</dc:date>
    <meta:editing-duration>PT1H14M5S</meta:editing-duration>
    <meta:editing-cycles>35</meta:editing-cycles>
    <meta:document-statistic meta:table-count="1" meta:cell-count="20" meta:object-count="0"/>
  </office:meta>
</office:document-meta>
</file>